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 style:list-style-name="L1">
      <style:graphic-properties draw:stroke="solid" svg:stroke-width="0.212cm" svg:stroke-color="#000000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fo:padding-top="0.23cm" fo:padding-bottom="0.23cm" fo:padding-left="0.355cm" fo:padding-right="0.35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29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30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99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Wall_G" svg:x1="2.1cm" svg:y1="31.9cm" svg:x2="63.75cm" svg:y2="31.9cm">
          <text:p/>
        </draw:line>
        <draw:line draw:style-name="gr1" draw:text-style-name="P1" draw:layer="Wall_G" svg:x1="2.1cm" svg:y1="2.15cm" svg:x2="2.1cm" svg:y2="31.9cm">
          <text:p/>
        </draw:line>
        <draw:line draw:style-name="gr1" draw:text-style-name="P1" draw:layer="Wall_G" svg:x1="48.35cm" svg:y1="22.55cm" svg:x2="23.95cm" svg:y2="22.55cm">
          <text:p/>
        </draw:line>
        <draw:line draw:style-name="gr1" draw:text-style-name="P1" draw:layer="Wall_G" svg:x1="28.2cm" svg:y1="9.3cm" svg:x2="28.2cm" svg:y2="22.55cm">
          <text:p/>
        </draw:line>
        <draw:line draw:style-name="gr1" draw:text-style-name="P1" draw:layer="Wall_G" svg:x1="63.75cm" svg:y1="2.15cm" svg:x2="63.75cm" svg:y2="31.9cm">
          <text:p/>
        </draw:line>
        <draw:line draw:style-name="gr1" draw:text-style-name="P1" draw:layer="Wall_G" svg:x1="51.675cm" svg:y1="2.15cm" svg:x2="56.625cm" svg:y2="31.9cm">
          <text:p/>
        </draw:line>
        <draw:line draw:style-name="gr1" draw:text-style-name="P1" draw:layer="Wall_G" svg:x1="2.1cm" svg:y1="2.15cm" svg:x2="63.75cm" svg:y2="2.15cm">
          <text:p/>
        </draw:line>
        <draw:line draw:style-name="gr1" draw:text-style-name="P1" draw:layer="Wall_G" svg:x1="6.65cm" svg:y1="2.15cm" svg:x2="6.65cm" svg:y2="19.9cm">
          <text:p/>
        </draw:line>
        <draw:line draw:style-name="gr1" draw:text-style-name="P1" draw:layer="Wall_G" svg:x1="23.95cm" svg:y1="19.9cm" svg:x2="2.1cm" svg:y2="19.9cm">
          <text:p/>
        </draw:line>
        <draw:line draw:style-name="gr1" draw:text-style-name="P1" draw:layer="Wall_G" svg:x1="23.95cm" svg:y1="19.9cm" svg:x2="23.95cm" svg:y2="23.55cm">
          <text:p/>
        </draw:line>
        <draw:line draw:style-name="gr1" draw:text-style-name="P1" draw:layer="Wall_G" svg:x1="48.35cm" svg:y1="18.75cm" svg:x2="48.35cm" svg:y2="23.55cm">
          <text:p/>
        </draw:line>
        <draw:line draw:style-name="gr1" draw:text-style-name="P1" draw:layer="Wall_G" svg:x1="51.95cm" svg:y1="18.75cm" svg:x2="51.95cm" svg:y2="14.45cm">
          <text:p/>
        </draw:line>
        <draw:line draw:style-name="gr1" draw:text-style-name="P1" draw:layer="Wall_G" svg:x1="48.35cm" svg:y1="18.75cm" svg:x2="54.45cm" svg:y2="18.75cm">
          <text:p/>
        </draw:line>
        <draw:line draw:style-name="gr1" draw:text-style-name="P1" draw:layer="Wall_G" svg:x1="51.95cm" svg:y1="14.45cm" svg:x2="53.7cm" svg:y2="14.45cm">
          <text:p/>
        </draw:line>
        <draw:line draw:style-name="gr1" draw:text-style-name="P1" draw:layer="Wall_G" svg:x1="32.95cm" svg:y1="2.15cm" svg:x2="32.95cm" svg:y2="23.55cm">
          <text:p/>
        </draw:line>
        <draw:line draw:style-name="gr1" draw:text-style-name="P1" draw:layer="Wall_G" svg:x1="36.95cm" svg:y1="22.55cm" svg:x2="36.95cm" svg:y2="23.55cm">
          <text:p/>
        </draw:line>
        <draw:line draw:style-name="gr1" draw:text-style-name="P1" draw:layer="Wall_G" svg:x1="28.2cm" svg:y1="2.15cm" svg:x2="28.2cm" svg:y2="6.4cm">
          <text:p/>
        </draw:line>
        <draw:line draw:style-name="gr1" draw:text-style-name="P1" draw:layer="Wall_G" svg:x1="63.75cm" svg:y1="10.45cm" svg:x2="53.1cm" svg:y2="10.45cm">
          <text:p/>
        </draw:line>
        <draw:line draw:style-name="gr1" draw:text-style-name="P1" draw:layer="Wall_G" svg:x1="63.75cm" svg:y1="23.05cm" svg:x2="60.05cm" svg:y2="23.05cm">
          <text:p/>
        </draw:line>
        <draw:line draw:style-name="gr1" draw:text-style-name="P1" draw:layer="Wall_G" svg:x1="16.4cm" svg:y1="14.5cm" svg:x2="16.4cm" svg:y2="5.7cm">
          <text:p/>
        </draw:line>
        <draw:line draw:style-name="gr1" draw:text-style-name="P1" draw:layer="Wall_G" svg:x1="16.4cm" svg:y1="5.7cm" svg:x2="18.8cm" svg:y2="5.7cm">
          <text:p/>
        </draw:line>
        <draw:line draw:style-name="gr1" draw:text-style-name="P1" draw:layer="Wall_G" svg:x1="23.35cm" svg:y1="5.7cm" svg:x2="24.7cm" svg:y2="5.7cm">
          <text:p/>
        </draw:line>
        <draw:line draw:style-name="gr1" draw:text-style-name="P1" draw:layer="Wall_G" svg:x1="63.75cm" svg:y1="26cm" svg:x2="2.1cm" svg:y2="26cm">
          <text:p/>
        </draw:line>
        <draw:line draw:style-name="gr2" draw:text-style-name="P1" draw:layer="Wall_G" svg:x1="4.85cm" svg:y1="28.95cm" svg:x2="10.75cm" svg:y2="28.95cm">
          <text:p/>
        </draw:line>
        <draw:g>
          <draw:g>
            <draw:line draw:style-name="gr3" draw:text-style-name="P1" draw:layer="Wall_G" svg:x1="4.975cm" svg:y1="26cm" svg:x2="4.975cm" svg:y2="28.95cm">
              <text:p/>
            </draw:line>
            <draw:line draw:style-name="gr3" draw:text-style-name="P1" draw:layer="Wall_G" svg:x1="5.675cm" svg:y1="26cm" svg:x2="5.675cm" svg:y2="28.95cm">
              <text:p/>
            </draw:line>
            <draw:line draw:style-name="gr3" draw:text-style-name="P1" draw:layer="Wall_G" svg:x1="6.375cm" svg:y1="26cm" svg:x2="6.375cm" svg:y2="28.95cm">
              <text:p/>
            </draw:line>
            <draw:line draw:style-name="gr3" draw:text-style-name="P1" draw:layer="Wall_G" svg:x1="7.075cm" svg:y1="26cm" svg:x2="7.075cm" svg:y2="28.95cm">
              <text:p/>
            </draw:line>
            <draw:line draw:style-name="gr3" draw:text-style-name="P1" draw:layer="Wall_G" svg:x1="7.775cm" svg:y1="26cm" svg:x2="7.775cm" svg:y2="28.95cm">
              <text:p/>
            </draw:line>
            <draw:line draw:style-name="gr3" draw:text-style-name="P1" draw:layer="Wall_G" svg:x1="8.475cm" svg:y1="26cm" svg:x2="8.475cm" svg:y2="28.95cm">
              <text:p/>
            </draw:line>
            <draw:line draw:style-name="gr3" draw:text-style-name="P1" draw:layer="Wall_G" svg:x1="9.175cm" svg:y1="26cm" svg:x2="9.175cm" svg:y2="28.95cm">
              <text:p/>
            </draw:line>
            <draw:line draw:style-name="gr3" draw:text-style-name="P1" draw:layer="Wall_G" svg:x1="9.875cm" svg:y1="26cm" svg:x2="9.875cm" svg:y2="28.95cm">
              <text:p/>
            </draw:line>
            <draw:line draw:style-name="gr3" draw:text-style-name="P1" draw:layer="Wall_G" svg:x1="10.575cm" svg:y1="26cm" svg:x2="10.575cm" svg:y2="28.95cm">
              <text:p/>
            </draw:line>
          </draw:g>
          <draw:g>
            <draw:line draw:style-name="gr3" draw:text-style-name="P1" draw:layer="Wall_G" svg:x1="4.975cm" svg:y1="28.95cm" svg:x2="4.975cm" svg:y2="31.9cm">
              <text:p/>
            </draw:line>
            <draw:line draw:style-name="gr3" draw:text-style-name="P1" draw:layer="Wall_G" svg:x1="5.675cm" svg:y1="28.95cm" svg:x2="5.675cm" svg:y2="31.9cm">
              <text:p/>
            </draw:line>
            <draw:line draw:style-name="gr3" draw:text-style-name="P1" draw:layer="Wall_G" svg:x1="6.375cm" svg:y1="28.95cm" svg:x2="6.375cm" svg:y2="31.9cm">
              <text:p/>
            </draw:line>
            <draw:line draw:style-name="gr3" draw:text-style-name="P1" draw:layer="Wall_G" svg:x1="7.075cm" svg:y1="28.95cm" svg:x2="7.075cm" svg:y2="31.9cm">
              <text:p/>
            </draw:line>
            <draw:line draw:style-name="gr3" draw:text-style-name="P1" draw:layer="Wall_G" svg:x1="7.775cm" svg:y1="28.95cm" svg:x2="7.775cm" svg:y2="31.9cm">
              <text:p/>
            </draw:line>
            <draw:line draw:style-name="gr3" draw:text-style-name="P1" draw:layer="Wall_G" svg:x1="8.475cm" svg:y1="28.95cm" svg:x2="8.475cm" svg:y2="31.9cm">
              <text:p/>
            </draw:line>
            <draw:line draw:style-name="gr3" draw:text-style-name="P1" draw:layer="Wall_G" svg:x1="9.175cm" svg:y1="28.95cm" svg:x2="9.175cm" svg:y2="31.9cm">
              <text:p/>
            </draw:line>
            <draw:line draw:style-name="gr3" draw:text-style-name="P1" draw:layer="Wall_G" svg:x1="9.875cm" svg:y1="28.95cm" svg:x2="9.875cm" svg:y2="31.9cm">
              <text:p/>
            </draw:line>
            <draw:line draw:style-name="gr3" draw:text-style-name="P1" draw:layer="Wall_G" svg:x1="10.575cm" svg:y1="28.95cm" svg:x2="10.575cm" svg:y2="31.9cm">
              <text:p/>
            </draw:line>
          </draw:g>
        </draw:g>
        <draw:line draw:style-name="gr2" draw:text-style-name="P1" draw:layer="Wall_G" svg:x1="12.8cm" svg:y1="31.9cm" svg:x2="12.8cm" svg:y2="26cm">
          <text:p/>
        </draw:line>
        <draw:line draw:style-name="gr2" draw:text-style-name="P1" draw:layer="Wall_G" svg:x1="18.3cm" svg:y1="31.901cm" svg:x2="18.3cm" svg:y2="26.001cm">
          <text:p/>
        </draw:line>
        <draw:line draw:style-name="gr2" draw:text-style-name="P1" draw:layer="Wall_G" svg:x1="23.95cm" svg:y1="31.901cm" svg:x2="23.95cm" svg:y2="26.001cm">
          <text:p/>
        </draw:line>
        <draw:line draw:style-name="gr2" draw:text-style-name="P1" draw:layer="Wall_G" svg:x1="33.1cm" svg:y1="31.901cm" svg:x2="33.1cm" svg:y2="26.001cm">
          <text:p/>
        </draw:line>
        <draw:line draw:style-name="gr2" draw:text-style-name="P1" draw:layer="Wall_G" svg:x1="40.05cm" svg:y1="31.901cm" svg:x2="40.05cm" svg:y2="26.001cm">
          <text:p/>
        </draw:line>
        <draw:line draw:style-name="gr2" draw:text-style-name="P1" draw:layer="Wall_G" svg:x1="51.25cm" svg:y1="31.901cm" svg:x2="51.25cm" svg:y2="26.001cm">
          <text:p/>
        </draw:line>
        <draw:line draw:style-name="gr4" draw:text-style-name="P2" draw:layer="Wall_G" svg:x1="42.6cm" svg:y1="28.95cm" svg:x2="48.5cm" svg:y2="28.95cm">
          <text:p/>
        </draw:line>
        <draw:g>
          <draw:g>
            <draw:line draw:style-name="gr5" draw:text-style-name="P2" draw:layer="Wall_G" svg:x1="42.725cm" svg:y1="26cm" svg:x2="42.725cm" svg:y2="28.95cm">
              <text:p/>
            </draw:line>
            <draw:line draw:style-name="gr6" draw:text-style-name="P2" draw:layer="Wall_G" svg:x1="43.425cm" svg:y1="26cm" svg:x2="43.425cm" svg:y2="28.95cm">
              <text:p/>
            </draw:line>
            <draw:line draw:style-name="gr7" draw:text-style-name="P2" draw:layer="Wall_G" svg:x1="44.125cm" svg:y1="26cm" svg:x2="44.125cm" svg:y2="28.95cm">
              <text:p/>
            </draw:line>
            <draw:line draw:style-name="gr8" draw:text-style-name="P2" draw:layer="Wall_G" svg:x1="44.825cm" svg:y1="26cm" svg:x2="44.825cm" svg:y2="28.95cm">
              <text:p/>
            </draw:line>
            <draw:line draw:style-name="gr9" draw:text-style-name="P2" draw:layer="Wall_G" svg:x1="45.525cm" svg:y1="26cm" svg:x2="45.525cm" svg:y2="28.95cm">
              <text:p/>
            </draw:line>
            <draw:line draw:style-name="gr10" draw:text-style-name="P2" draw:layer="Wall_G" svg:x1="46.225cm" svg:y1="26cm" svg:x2="46.225cm" svg:y2="28.95cm">
              <text:p/>
            </draw:line>
            <draw:line draw:style-name="gr11" draw:text-style-name="P2" draw:layer="Wall_G" svg:x1="46.925cm" svg:y1="26cm" svg:x2="46.925cm" svg:y2="28.95cm">
              <text:p/>
            </draw:line>
            <draw:line draw:style-name="gr12" draw:text-style-name="P2" draw:layer="Wall_G" svg:x1="47.625cm" svg:y1="26cm" svg:x2="47.625cm" svg:y2="28.95cm">
              <text:p/>
            </draw:line>
            <draw:line draw:style-name="gr13" draw:text-style-name="P2" draw:layer="Wall_G" svg:x1="48.325cm" svg:y1="26cm" svg:x2="48.325cm" svg:y2="28.95cm">
              <text:p/>
            </draw:line>
          </draw:g>
          <draw:g>
            <draw:line draw:style-name="gr14" draw:text-style-name="P2" draw:layer="Wall_G" svg:x1="42.725cm" svg:y1="28.95cm" svg:x2="42.725cm" svg:y2="31.9cm">
              <text:p/>
            </draw:line>
            <draw:line draw:style-name="gr15" draw:text-style-name="P2" draw:layer="Wall_G" svg:x1="43.425cm" svg:y1="28.95cm" svg:x2="43.425cm" svg:y2="31.9cm">
              <text:p/>
            </draw:line>
            <draw:line draw:style-name="gr16" draw:text-style-name="P2" draw:layer="Wall_G" svg:x1="44.125cm" svg:y1="28.95cm" svg:x2="44.125cm" svg:y2="31.9cm">
              <text:p/>
            </draw:line>
            <draw:line draw:style-name="gr17" draw:text-style-name="P2" draw:layer="Wall_G" svg:x1="44.825cm" svg:y1="28.95cm" svg:x2="44.825cm" svg:y2="31.9cm">
              <text:p/>
            </draw:line>
            <draw:line draw:style-name="gr18" draw:text-style-name="P2" draw:layer="Wall_G" svg:x1="45.525cm" svg:y1="28.95cm" svg:x2="45.525cm" svg:y2="31.9cm">
              <text:p/>
            </draw:line>
            <draw:line draw:style-name="gr19" draw:text-style-name="P2" draw:layer="Wall_G" svg:x1="46.225cm" svg:y1="28.95cm" svg:x2="46.225cm" svg:y2="31.9cm">
              <text:p/>
            </draw:line>
            <draw:line draw:style-name="gr20" draw:text-style-name="P2" draw:layer="Wall_G" svg:x1="46.925cm" svg:y1="28.95cm" svg:x2="46.925cm" svg:y2="31.9cm">
              <text:p/>
            </draw:line>
            <draw:line draw:style-name="gr21" draw:text-style-name="P2" draw:layer="Wall_G" svg:x1="47.625cm" svg:y1="28.95cm" svg:x2="47.625cm" svg:y2="31.9cm">
              <text:p/>
            </draw:line>
            <draw:line draw:style-name="gr22" draw:text-style-name="P2" draw:layer="Wall_G" svg:x1="48.325cm" svg:y1="28.95cm" svg:x2="48.325cm" svg:y2="31.9cm">
              <text:p/>
            </draw:line>
          </draw:g>
        </draw:g>
        <draw:line draw:style-name="gr23" draw:text-style-name="P2" draw:layer="Wall_G" svg:x1="60.35cm" svg:y1="23.05cm" svg:x2="60.35cm" svg:y2="26cm">
          <text:p/>
        </draw:line>
        <draw:line draw:style-name="gr24" draw:text-style-name="P2" draw:layer="Wall_G" svg:x1="61.05cm" svg:y1="23.05cm" svg:x2="61.05cm" svg:y2="26cm">
          <text:p/>
        </draw:line>
        <draw:line draw:style-name="gr25" draw:text-style-name="P2" draw:layer="Wall_G" svg:x1="61.75cm" svg:y1="23.05cm" svg:x2="61.75cm" svg:y2="26cm">
          <text:p/>
        </draw:line>
        <draw:line draw:style-name="gr26" draw:text-style-name="P2" draw:layer="Wall_G" svg:x1="62.45cm" svg:y1="23.05cm" svg:x2="62.45cm" svg:y2="26cm">
          <text:p/>
        </draw:line>
        <draw:line draw:style-name="gr27" draw:text-style-name="P2" draw:layer="Wall_G" svg:x1="63.15cm" svg:y1="23.05cm" svg:x2="63.15cm" svg:y2="26cm">
          <text:p/>
        </draw:line>
        <draw:g>
          <draw:custom-shape draw:style-name="gr28" draw:text-style-name="P3" draw:layer="FCU_GA" svg:width="1.6cm" svg:height="2.05cm" svg:x="61.3cm" svg:y="27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3" draw:layer="FCU_GA" svg:width="1.95cm" svg:height="2.65cm" svg:x="58.95cm" svg:y="27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3" draw:layer="FCU_GA" svg:width="6.5cm" svg:height="0.889cm" svg:x="56.4cm" svg:y="28.33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G"/>
      <draw:layer draw:name="Detail_G"/>
      <draw:layer draw:name="FCU_GA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5:02:40.975000000</dc:date>
    <meta:editing-duration>PT4H54M5S</meta:editing-duration>
    <meta:editing-cycles>74</meta:editing-cycles>
    <meta:generator>LibreOffice/5.2.3.3$Windows_x86 LibreOffice_project/d54a8868f08a7b39642414cf2c8ef2f228f780cf</meta:generator>
    <meta:document-statistic meta:object-count="82"/>
  </office:meta>
</office:document-meta>
</file>